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2" style:family="graphic" style:parent-style-name="objectwithoutfill">
      <style:graphic-properties svg:stroke-color="#000000" draw:fill="none" draw:fill-color="#000000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75cm"/>
      <style:paragraph-properties style:writing-mode="lr-tb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fill-color="#77bc65" draw:textarea-horizontal-align="justify" draw:textarea-vertical-align="middle" draw:auto-grow-height="false" fo:min-height="0.75cm" fo:min-width="15.2cm"/>
      <style:paragraph-properties style:writing-mode="lr-tb"/>
    </style:style>
    <style:style style:name="gr6" style:family="graphic" style:parent-style-name="objectwithoutfill">
      <style:graphic-properties draw:stroke="dash" draw:stroke-dash="Fine_20_Dotted"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0.75cm" fo:min-width="3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77bc65"/>
      <style:paragraph-properties fo:text-align="start"/>
    </style:style>
    <style:style style:name="P6" style:family="paragraph">
      <loext:graphic-properties draw:fill-color="#77bc6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25cm" svg:height="1.5cm" svg:x="1cm" svg:y="3.75cm">
          <text:p text:style-name="P1">datenbank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5cm" svg:y1="4.5cm" svg:x2="7.25cm" svg:y2="3cm">
          <text:p/>
        </draw:line>
        <draw:custom-shape draw:style-name="gr3" draw:text-style-name="P1" draw:layer="layout" svg:width="4.25cm" svg:height="1cm" svg:x="7.25cm" svg:y="2.5cm">
          <text:p text:style-name="P1">adria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5cm" svg:y1="4.5cm" svg:x2="7.25cm" svg:y2="4.5cm">
          <text:p/>
        </draw:line>
        <draw:custom-shape draw:style-name="gr3" draw:text-style-name="P1" draw:layer="layout" svg:width="4.25cm" svg:height="1cm" svg:x="7.25cm" svg:y="4cm">
          <text:p text:style-name="P1">ann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5cm" svg:height="1cm" svg:x="7.25cm" svg:y="7cm">
          <text:p text:style-name="P1">zoe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25cm" svg:y1="4.5cm" svg:x2="7.25cm" svg:y2="7.5cm">
          <text:p/>
        </draw:line>
        <draw:line draw:style-name="gr4" draw:text-style-name="P3" draw:layer="layout" svg:x1="11.5cm" svg:y1="3cm" svg:x2="13cm" svg:y2="3cm">
          <text:p/>
        </draw:line>
        <draw:custom-shape draw:style-name="gr5" draw:text-style-name="P5" draw:layer="layout" svg:width="15.7cm" svg:height="1cm" svg:x="13cm" svg:y="2.5cm">
          <text:p text:style-name="P4">data.csv, adrian1.png, adrian2.png, …, adrian8.p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7cm" svg:height="1cm" svg:x="13cm" svg:y="4cm">
          <text:p text:style-name="P4">data.csv, anna1.png, anna2.png, …, anna8.png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5.7cm" svg:height="1cm" svg:x="13cm" svg:y="7cm">
          <text:p text:style-name="P4">data.csv, zoe1.png, zoe2.png, …, zoe8.png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5cm" svg:y1="4.5cm" svg:x2="13cm" svg:y2="4.5cm">
          <text:p/>
        </draw:line>
        <draw:line draw:style-name="gr4" draw:text-style-name="P3" draw:layer="layout" svg:x1="11.5cm" svg:y1="7.5cm" svg:x2="13cm" svg:y2="7.5cm">
          <text:p/>
        </draw:line>
        <draw:line draw:style-name="gr6" draw:text-style-name="P3" draw:layer="layout" svg:x1="9.5cm" svg:y1="5.25cm" svg:x2="9.5cm" svg:y2="7cm">
          <text:p/>
        </draw:line>
        <draw:line draw:style-name="gr6" draw:text-style-name="P3" draw:layer="layout" svg:x1="20.75cm" svg:y1="5.25cm" svg:x2="20.75cm" svg:y2="7cm">
          <text:p/>
        </draw:line>
        <draw:custom-shape draw:style-name="gr7" draw:text-style-name="P6" draw:layer="layout" svg:width="4.25cm" svg:height="1cm" svg:x="7.25cm" svg:y="1cm">
          <text:p text:style-name="P1">names.csv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25cm" svg:y1="4.5cm" svg:x2="7.25cm" svg:y2="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7:06:40.465377708</meta:creation-date>
    <dc:date>2021-08-21T17:35:53.704807171</dc:date>
    <meta:editing-duration>PT19M</meta:editing-duration>
    <meta:editing-cycles>7</meta:editing-cycles>
    <meta:generator>LibreOffice/7.1.5.2$Linux_X86_64 LibreOffice_project/10$Build-2</meta:generator>
    <meta:document-statistic meta:object-count="17"/>
  </office:meta>
</office:document-meta>
</file>